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9632in"/>
    </style:style>
    <style:style style:name="Table1.B" style:family="table-column">
      <style:table-column-properties style:column-width="2.8528in"/>
    </style:style>
    <style:style style:name="Table1.C" style:family="table-column">
      <style:table-column-properties style:column-width="2.109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6.1035in" table:align="left"/>
    </style:style>
    <style:style style:name="Table2.A" style:family="table-column">
      <style:table-column-properties style:column-width="2.4069in"/>
    </style:style>
    <style:style style:name="Table2.B" style:family="table-column">
      <style:table-column-properties style:column-width="0.7958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2.1222in"/>
    </style:style>
    <style:style style:name="Table2.A1" style:family="table-cell">
      <style:table-cell-properties style:vertical-align="middle" fo:padding="0.0194in" fo:border="none"/>
    </style:style>
    <style:style style:name="P1" style:family="paragraph" style:parent-style-name="Heading_20_1">
      <style:text-properties fo:font-size="6pt" style:font-size-asian="5.25pt" style:font-size-complex="6pt"/>
    </style:style>
    <style:style style:name="P2" style:family="paragraph" style:parent-style-name="Heading_20_3">
      <style:text-properties fo:font-size="6pt" style:font-size-asian="5.25pt" style:font-size-complex="6pt"/>
    </style:style>
    <style:style style:name="P3" style:family="paragraph" style:parent-style-name="Horizontal_20_Line">
      <style:text-properties style:font-size-asian="5.25pt"/>
    </style:style>
    <style:style style:name="P4" style:family="paragraph" style:parent-style-name="Text_20_body">
      <style:text-properties fo:font-size="6pt" style:font-size-asian="5.25pt" style:font-size-complex="6pt"/>
    </style:style>
    <style:style style:name="P5" style:family="paragraph" style:parent-style-name="Text_20_body" style:list-style-name="L1">
      <style:text-properties fo:font-size="6pt" style:font-size-asian="5.25pt" style:font-size-complex="6pt"/>
    </style:style>
    <style:style style:name="P6" style:family="paragraph" style:parent-style-name="Text_20_body" style:list-style-name="L2">
      <style:text-properties fo:font-size="6pt" style:font-size-asian="5.25pt" style:font-size-complex="6pt"/>
    </style:style>
    <style:style style:name="P7" style:family="paragraph" style:parent-style-name="Text_20_body" style:list-style-name="L3">
      <style:text-properties fo:font-size="6pt" style:font-size-asian="5.25pt" style:font-size-complex="6pt"/>
    </style:style>
    <style:style style:name="P8" style:family="paragraph" style:parent-style-name="Text_20_body" style:list-style-name="L4">
      <style:text-properties fo:font-size="6pt" style:font-size-asian="5.25pt" style:font-size-complex="6pt"/>
    </style:style>
    <style:style style:name="P9" style:family="paragraph" style:parent-style-name="Text_20_body" style:list-style-name="L5">
      <style:text-properties fo:font-size="6pt" style:font-size-asian="5.25pt" style:font-size-complex="6pt"/>
    </style:style>
    <style:style style:name="P10" style:family="paragraph" style:parent-style-name="Text_20_body" style:list-style-name="L6">
      <style:text-properties fo:font-size="6pt" style:font-size-asian="5.25pt" style:font-size-complex="6pt"/>
    </style:style>
    <style:style style:name="P11" style:family="paragraph" style:parent-style-name="Text_20_body" style:list-style-name="L7">
      <style:text-properties fo:font-size="6pt" style:font-size-asian="5.25pt" style:font-size-complex="6pt"/>
    </style:style>
    <style:style style:name="P12" style:family="paragraph" style:parent-style-name="Text_20_body" style:list-style-name="L8">
      <style:text-properties fo:font-size="6pt" style:font-size-asian="5.25pt" style:font-size-complex="6pt"/>
    </style:style>
    <style:style style:name="P13" style:family="paragraph" style:parent-style-name="Text_20_body" style:list-style-name="L9">
      <style:text-properties fo:font-size="6pt" style:font-size-asian="5.25pt" style:font-size-complex="6pt"/>
    </style:style>
    <style:style style:name="P14" style:family="paragraph" style:parent-style-name="Text_20_body" style:list-style-name="L10">
      <style:text-properties fo:font-size="6pt" style:font-size-asian="5.25pt" style:font-size-complex="6pt"/>
    </style:style>
    <style:style style:name="P15" style:family="paragraph" style:parent-style-name="Text_20_body" style:list-style-name="L11">
      <style:text-properties fo:font-size="6pt" style:font-size-asian="5.25pt" style:font-size-complex="6pt"/>
    </style:style>
    <style:style style:name="P16" style:family="paragraph" style:parent-style-name="Text_20_body" style:list-style-name="L12">
      <style:text-properties fo:font-size="6pt" style:font-size-asian="5.25pt" style:font-size-complex="6pt"/>
    </style:style>
    <style:style style:name="P17" style:family="paragraph" style:parent-style-name="Text_20_body" style:list-style-name="L13">
      <style:text-properties fo:font-size="6pt" style:font-size-asian="5.25pt" style:font-size-complex="6pt"/>
    </style:style>
    <style:style style:name="P18" style:family="paragraph" style:parent-style-name="Text_20_body" style:list-style-name="L14">
      <style:text-properties fo:font-size="6pt" style:font-size-asian="5.25pt" style:font-size-complex="6pt"/>
    </style:style>
    <style:style style:name="P19" style:family="paragraph" style:parent-style-name="Text_20_body" style:list-style-name="L15">
      <style:text-properties fo:font-size="6pt" style:font-size-asian="5.25pt" style:font-size-complex="6pt"/>
    </style:style>
    <style:style style:name="P20" style:family="paragraph" style:parent-style-name="Text_20_body" style:list-style-name="L16">
      <style:text-properties fo:font-size="6pt" style:font-size-asian="5.25pt" style:font-size-complex="6pt"/>
    </style:style>
    <style:style style:name="P21" style:family="paragraph" style:parent-style-name="Text_20_body" style:list-style-name="L17">
      <style:text-properties fo:font-size="6pt" style:font-size-asian="5.25pt" style:font-size-complex="6pt"/>
    </style:style>
    <style:style style:name="P22" style:family="paragraph" style:parent-style-name="Text_20_body" style:list-style-name="L18">
      <style:text-properties fo:font-size="6pt" style:font-size-asian="5.25pt" style:font-size-complex="6pt"/>
    </style:style>
    <style:style style:name="P23" style:family="paragraph" style:parent-style-name="Text_20_body" style:list-style-name="L19">
      <style:text-properties fo:font-size="6pt" style:font-size-asian="5.25pt" style:font-size-complex="6pt"/>
    </style:style>
    <style:style style:name="P24" style:family="paragraph" style:parent-style-name="Standard">
      <style:text-properties fo:font-size="6pt" style:font-size-asian="5.25pt" style:font-size-complex="6pt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Strong_20_Emphasis">📘 Document #5: RoboChef — Marketing &amp; Branding Deck</text:span></text:h>
      <text:h text:style-name="P2" text:outline-level="3"><text:span text:style-name="Emphasis">By Meir Niv — Confidential Early-Stage Draft</text:span></text:h>
      <text:p text:style-name="P3"/>
      <text:h text:style-name="P1" text:outline-level="1"><text:span text:style-name="Strong_20_Emphasis">1. Brand Vision</text:span></text:h>
      <text:h text:style-name="P2" text:outline-level="3"><text:span text:style-name="Strong_20_Emphasis">RoboChef™</text:span></text:h>
      <text:p text:style-name="P4"><text:span text:style-name="Strong_20_Emphasis">“A Chef for Every Home, Powered by AI, Protected by Code.”</text:span></text:p>
      <text:p text:style-name="P4">RoboChef represents the world’s first <text:span text:style-name="Strong_20_Emphasis">universally compatible humanoid cooking system</text:span>, capable of preparing real meals using <text:span text:style-name="Strong_20_Emphasis">any standard household kitchen</text:span>.<text:line-break/>Its innovation is powered not only by robotics, but by a <text:span text:style-name="Strong_20_Emphasis">secure encrypted ingredient authorization system (AEC)</text:span>, enabling global distribution, royalty protection, and guaranteed food quality.</text:p>
      <text:p text:style-name="P4">RoboChef’s mission:</text:p>
      <text:list text:style-name="L1">
        <text:list-item>
          <text:p text:style-name="P5"><text:span text:style-name="Strong_20_Emphasis">Bring gourmet cooking to every home</text:span></text:p>
        </text:list-item>
        <text:list-item>
          <text:p text:style-name="P5"><text:span text:style-name="Strong_20_Emphasis">Provide consistency, safety, and convenience</text:span></text:p>
        </text:list-item>
        <text:list-item>
          <text:p text:style-name="P5"><text:span text:style-name="Strong_20_Emphasis">Empower global food creators and chefs</text:span></text:p>
        </text:list-item>
        <text:list-item>
          <text:p text:style-name="P5"><text:span text:style-name="Strong_20_Emphasis">Unlock a new category of recurring revenue in food technology</text:span></text:p>
        </text:list-item>
      </text:list>
      <text:p text:style-name="P3"/>
      <text:h text:style-name="P1" text:outline-level="1"><text:span text:style-name="Strong_20_Emphasis">2. Core Brand Message</text:span></text:h>
      <text:h text:style-name="P2" text:outline-level="3"><text:span text:style-name="Strong_20_Emphasis">“You choose the recipe. RoboChef does the rest.”</text:span></text:h>
      <text:p text:style-name="P4">RoboChef performs all stages of cooking:</text:p>
      <text:list text:style-name="L2">
        <text:list-item>
          <text:p text:style-name="P6">Selecting and identifying ingredients</text:p>
        </text:list-item>
        <text:list-item>
          <text:p text:style-name="P6">Washing, seasoning, mixing</text:p>
        </text:list-item>
        <text:list-item>
          <text:p text:style-name="P6">Cutting, slicing, chopping</text:p>
        </text:list-item>
        <text:list-item>
          <text:p text:style-name="P6">Using appliances (oven, stove, blender, fryer)</text:p>
        </text:list-item>
        <text:list-item>
          <text:p text:style-name="P6">Cooking and plating</text:p>
        </text:list-item>
        <text:list-item>
          <text:p text:style-name="P6">Cleaning up afterwards</text:p>
        </text:list-item>
      </text:list>
      <text:p text:style-name="P4">Unlike fixed robotic arms or special custom machines, RoboChef adapts to <text:span text:style-name="Strong_20_Emphasis">any kitchen layout</text:span> and uses <text:span text:style-name="Strong_20_Emphasis">existing appliances.</text:span></text:p>
      <text:p text:style-name="P4">This is a universal culinary robot — not a gadget.</text:p>
      <text:p text:style-name="P3"/>
      <text:h text:style-name="P1" text:outline-level="1"><text:span text:style-name="Strong_20_Emphasis">3. Unique Value Proposition</text:span></text:h>
      <text:h text:style-name="P2" text:outline-level="3">✔️ <text:span text:style-name="Strong_20_Emphasis">1. Works in any kitchen</text:span></text:h>
      <text:p text:style-name="P4">No special hardware. No custom cabinets.<text:line-break/>If a human chef can do it — RoboChef can do it.</text:p>
      <text:h text:style-name="P2" text:outline-level="3">✔️ <text:span text:style-name="Strong_20_Emphasis">2. 100% Safe &amp; Controlled Ingredient System</text:span></text:h>
      <text:p text:style-name="P4">Protected by the patented <text:span text:style-name="Strong_20_Emphasis">AEC (Authorized Encrypted Code)</text:span>:</text:p>
      <text:list text:style-name="L3">
        <text:list-item>
          <text:p text:style-name="P7">Every ingredient package contains a daily-changing encrypted key</text:p>
        </text:list-item>
        <text:list-item>
          <text:p text:style-name="P7">The humanoid robot only opens ingredients with a valid code</text:p>
        </text:list-item>
        <text:list-item>
          <text:p text:style-name="P7">Vendors must purchase codes → <text:span text:style-name="Strong_20_Emphasis">recurring revenue model</text:span></text:p>
        </text:list-item>
        <text:list-item>
          <text:p text:style-name="P7">Protects recipe IP, freshness, quality, and safety</text:p>
        </text:list-item>
        <text:list-item>
          <text:p text:style-name="P7">Prevents counterfeit or non-approved ingredients</text:p>
        </text:list-item>
      </text:list>
      <text:h text:style-name="P2" text:outline-level="3">✔️ <text:span text:style-name="Strong_20_Emphasis">3. Global Marketplace for Chefs</text:span></text:h>
      <text:p text:style-name="P4">Chefs can upload recipes → earn royalties<text:line-break/>Vendors manufacture ingredient kits → purchase AEC codes<text:line-break/>Users cook meals → system collects feedback for improved AI recommendations</text:p>
      <text:h text:style-name="P2" text:outline-level="3"><text:soft-page-break/>✔️ <text:span text:style-name="Strong_20_Emphasis">4. Three Scalable Product Lines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Product Version</text:p>
            </table:table-cell>
            <table:table-cell table:style-name="Table1.A1" office:value-type="string">
              <text:p text:style-name="Table_20_Heading">Description</text:p>
            </table:table-cell>
            <table:table-cell table:style-name="Table1.A1" office:value-type="string">
              <text:p text:style-name="Table_20_Heading">Target Market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RoboChef Personal</text:span></text:p>
          </table:table-cell>
          <table:table-cell table:style-name="Table1.A1" office:value-type="string">
            <text:p text:style-name="Table_20_Contents">Compact humanoid or compact robotic unit</text:p>
          </table:table-cell>
          <table:table-cell table:style-name="Table1.A1" office:value-type="string">
            <text:p text:style-name="Table_20_Contents">Singles, students, elderly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boChef Family</text:span></text:p>
          </table:table-cell>
          <table:table-cell table:style-name="Table1.A1" office:value-type="string">
            <text:p text:style-name="Table_20_Contents">Larger capacity humanoid</text:p>
          </table:table-cell>
          <table:table-cell table:style-name="Table1.A1" office:value-type="string">
            <text:p text:style-name="Table_20_Contents">Families &amp; luxury homes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boChef Pro / Restaurant</text:span></text:p>
          </table:table-cell>
          <table:table-cell table:style-name="Table1.A1" office:value-type="string">
            <text:p text:style-name="Table_20_Contents">High-speed humanoid cooking staff</text:p>
          </table:table-cell>
          <table:table-cell table:style-name="Table1.A1" office:value-type="string">
            <text:p text:style-name="Table_20_Contents">Restaurants, hotels, institutions</text:p>
          </table:table-cell>
        </table:table-row>
      </table:table>
      <text:p text:style-name="P3"/>
      <text:h text:style-name="P1" text:outline-level="1"><text:span text:style-name="Strong_20_Emphasis">4. Why Now? (Market Timing)</text:span></text:h>
      <text:h text:style-name="P2" text:outline-level="3"><text:span text:style-name="Strong_20_Emphasis">A. Explosion in AI Robotics</text:span></text:h>
      <text:p text:style-name="P4">Humanoid robots becoming mass-produced in Japan, China, U.S., Israel.</text:p>
      <text:h text:style-name="P2" text:outline-level="3"><text:span text:style-name="Strong_20_Emphasis">B. Global Worker Shortages</text:span></text:h>
      <text:p text:style-name="P4">Restaurants, elderly care, hospitality lack available cooks.</text:p>
      <text:h text:style-name="P2" text:outline-level="3"><text:span text:style-name="Strong_20_Emphasis">C. Rise of Smart Homes</text:span></text:h>
      <text:p text:style-name="P4">Consumers are ready for personal robots.</text:p>
      <text:h text:style-name="P2" text:outline-level="3"><text:span text:style-name="Strong_20_Emphasis">D. Meal Kit Market &gt; $20B</text:span></text:h>
      <text:p text:style-name="P4">RoboChef + AEC ingredient packs → replaces meal kits forever.</text:p>
      <text:h text:style-name="P2" text:outline-level="3"><text:span text:style-name="Strong_20_Emphasis">E. Health &amp; Personalization</text:span></text:h>
      <text:p text:style-name="P4">AI-driven diets → medically tailored meals → explosive growth sector.</text:p>
      <text:p text:style-name="P3"/>
      <text:h text:style-name="P1" text:outline-level="1"><text:span text:style-name="Strong_20_Emphasis">5. Target Customers</text:span></text:h>
      <text:h text:style-name="P2" text:outline-level="3"><text:span text:style-name="Strong_20_Emphasis">🟦 Consumers</text:span></text:h>
      <text:list text:style-name="L4">
        <text:list-item>
          <text:p text:style-name="P8">Families with busy lifestyles</text:p>
        </text:list-item>
        <text:list-item>
          <text:p text:style-name="P8">Professionals</text:p>
        </text:list-item>
        <text:list-item>
          <text:p text:style-name="P8">Elderly who need assistance</text:p>
        </text:list-item>
        <text:list-item>
          <text:p text:style-name="P8">People who enjoy gourmet meals without cooking</text:p>
        </text:list-item>
      </text:list>
      <text:h text:style-name="P2" text:outline-level="3"><text:span text:style-name="Strong_20_Emphasis">🟩 Restaurants &amp; Hospitality</text:span></text:h>
      <text:list text:style-name="L5">
        <text:list-item>
          <text:p text:style-name="P9">Consistent food quality</text:p>
        </text:list-item>
        <text:list-item>
          <text:p text:style-name="P9">Reduced labor cost</text:p>
        </text:list-item>
        <text:list-item>
          <text:p text:style-name="P9">24/7 operation</text:p>
        </text:list-item>
        <text:list-item>
          <text:p text:style-name="P9">Zero training required</text:p>
        </text:list-item>
      </text:list>
      <text:h text:style-name="P2" text:outline-level="3"><text:span text:style-name="Strong_20_Emphasis">🟧 Ingredient Vendors</text:span></text:h>
      <text:list text:style-name="L6">
        <text:list-item>
          <text:p text:style-name="P10">Buy AEC codes</text:p>
        </text:list-item>
        <text:list-item>
          <text:p text:style-name="P10">Sell safe, high-quality sealed ingredient packs</text:p>
        </text:list-item>
        <text:list-item>
          <text:p text:style-name="P10">Become part of global supply chain</text:p>
        </text:list-item>
      </text:list>
      <text:h text:style-name="P2" text:outline-level="3"><text:span text:style-name="Strong_20_Emphasis">🟥 Chefs &amp; Recipe Creators</text:span></text:h>
      <text:list text:style-name="L7">
        <text:list-item>
          <text:p text:style-name="P11">Upload recipes</text:p>
        </text:list-item>
        <text:list-item>
          <text:p text:style-name="P11">Earn royalties</text:p>
        </text:list-item>
        <text:list-item>
          <text:p text:style-name="P11">Gain worldwide audience without building a restaurant</text:p>
        </text:list-item>
      </text:list>
      <text:p text:style-name="P3"/>
      <text:h text:style-name="P1" text:outline-level="1"><text:soft-page-break/><text:span text:style-name="Strong_20_Emphasis">6. The RoboChef Experience (User Journey)</text:span></text:h>
      <text:h text:style-name="P2" text:outline-level="3"><text:span text:style-name="Strong_20_Emphasis">Step 1 — Choose a Recipe</text:span></text:h>
      <text:p text:style-name="P4">On app, voice command, or screen.</text:p>
      <text:h text:style-name="P2" text:outline-level="3"><text:span text:style-name="Strong_20_Emphasis">Step 2 — Load Ingredient Packs</text:span></text:h>
      <text:list text:style-name="L8">
        <text:list-item>
          <text:p text:style-name="P12">Pre-packaged sealed ingredients</text:p>
        </text:list-item>
        <text:list-item>
          <text:p text:style-name="P12">RoboChef authenticates AEC code</text:p>
        </text:list-item>
        <text:list-item>
          <text:p text:style-name="P12">Robot automatically opens and uses them</text:p>
        </text:list-item>
        <text:list-item>
          <text:p text:style-name="P12">Optional: custom ingredients (without AEC → robotic assistant mode)</text:p>
        </text:list-item>
      </text:list>
      <text:h text:style-name="P2" text:outline-level="3"><text:span text:style-name="Strong_20_Emphasis">Step 3 — RoboChef Performs All Cooking Steps</text:span></text:h>
      <text:p text:style-name="P4">Cutting, washing, seasoning, cooking, plating.</text:p>
      <text:h text:style-name="P2" text:outline-level="3"><text:span text:style-name="Strong_20_Emphasis">Step 4 — Meal Served</text:span></text:h>
      <text:p text:style-name="P4">Perfectly cooked, consistent each time.</text:p>
      <text:h text:style-name="P2" text:outline-level="3"><text:span text:style-name="Strong_20_Emphasis">Step 5 — Auto Cleanup</text:span></text:h>
      <text:p text:style-name="P4">Optional add-on depending on model.</text:p>
      <text:p text:style-name="P3"/>
      <text:h text:style-name="P1" text:outline-level="1"><text:span text:style-name="Strong_20_Emphasis">7. AEC — The Revenue Engine</text:span></text:h>
      <text:h text:style-name="P2" text:outline-level="3"><text:span text:style-name="Strong_20_Emphasis">The Patented AEC System</text:span></text:h>
      <text:p text:style-name="P4">“Authorized Encrypted Code” is the <text:span text:style-name="Strong_20_Emphasis">key to monetization</text:span>.</text:p>
      <text:p text:style-name="P4">Every verified ingredient pack must contain a valid AEC:</text:p>
      <text:list text:style-name="L9">
        <text:list-item>
          <text:p text:style-name="P13">Daily rotating code</text:p>
        </text:list-item>
        <text:list-item>
          <text:p text:style-name="P13">Proprietary encryption</text:p>
        </text:list-item>
        <text:list-item>
          <text:p text:style-name="P13">Machine-readable</text:p>
        </text:list-item>
        <text:list-item>
          <text:p text:style-name="P13">Scannable via RFID / barcode / embedded chip</text:p>
        </text:list-item>
      </text:list>
      <text:h text:style-name="P2" text:outline-level="3"><text:span text:style-name="Strong_20_Emphasis">Mandatory for all commercial packs</text:span></text:h>
      <text:p text:style-name="P4">→ Every vendor must buy codes<text:line-break/>→ Recurring revenue: every ingredient pack = income<text:line-break/>→ Protects recipe IP and originality</text:p>
      <text:h text:style-name="P2" text:outline-level="3"><text:span text:style-name="Strong_20_Emphasis">AEC = Razor Blade Model</text:span></text:h>
      <text:p text:style-name="P4">RoboChef = razor<text:line-break/>Ingredient packs = blades<text:line-break/>AEC = profit moat</text:p>
      <text:p text:style-name="P3"/>
      <text:h text:style-name="P1" text:outline-level="1"><text:span text:style-name="Strong_20_Emphasis">8. Technology Stack (High-Level)</text:span></text:h>
      <text:list text:style-name="L10">
        <text:list-item>
          <text:p text:style-name="P14"><text:span text:style-name="Strong_20_Emphasis">Humanoid Robotic System</text:span><text:line-break/>Vision, motion planning, force sensing, appliance control</text:p>
        </text:list-item>
        <text:list-item>
          <text:p text:style-name="P14"><text:span text:style-name="Strong_20_Emphasis">Local Controller</text:span><text:line-break/>Custom robot OS + interface with kitchen environment</text:p>
        </text:list-item>
        <text:list-item>
          <text:p text:style-name="P14"><text:span text:style-name="Strong_20_Emphasis">Cloud AI Brain</text:span></text:p>
          <text:list>
            <text:list-item>
              <text:p text:style-name="P14">Recipe adaptation</text:p>
            </text:list-item>
            <text:list-item>
              <text:p text:style-name="P14">User taste learning</text:p>
            </text:list-item>
            <text:list-item>
              <text:p text:style-name="P14">Predictive cooking timing</text:p>
            </text:list-item>
            <text:list-item>
              <text:p text:style-name="P14">Video recognition for ingredient usage</text:p>
            </text:list-item>
            <text:list-item>
              <text:p text:style-name="P14">Robot self-calibration</text:p>
            </text:list-item>
          </text:list>
        </text:list-item>
        <text:list-item>
          <text:p text:style-name="P14"><text:soft-page-break/><text:span text:style-name="Strong_20_Emphasis">Data Network</text:span><text:line-break/>Collects:</text:p>
          <text:list>
            <text:list-item>
              <text:p text:style-name="P14">User ratings</text:p>
            </text:list-item>
            <text:list-item>
              <text:p text:style-name="P14">Cooking success rate</text:p>
            </text:list-item>
            <text:list-item>
              <text:p text:style-name="P14">Ingredient preferences</text:p>
            </text:list-item>
            <text:list-item>
              <text:p text:style-name="P14">Sensor data<text:line-break/>→ trains ML models</text:p>
            </text:list-item>
          </text:list>
        </text:list-item>
      </text:list>
      <text:p text:style-name="P3"/>
      <text:h text:style-name="P1" text:outline-level="1"><text:span text:style-name="Strong_20_Emphasis">9. Branding Elements</text:span></text:h>
      <text:h text:style-name="P2" text:outline-level="3"><text:span text:style-name="Strong_20_Emphasis">Name</text:span></text:h>
      <text:p text:style-name="P4"><text:span text:style-name="Strong_20_Emphasis">RoboChef™</text:span></text:p>
      <text:h text:style-name="P2" text:outline-level="3"><text:span text:style-name="Strong_20_Emphasis">Taglines</text:span></text:h>
      <text:list text:style-name="L11">
        <text:list-item>
          <text:p text:style-name="P15"><text:span text:style-name="Strong_20_Emphasis">“Your Personal Chef, Every Day.”</text:span></text:p>
        </text:list-item>
        <text:list-item>
          <text:p text:style-name="P15"><text:span text:style-name="Strong_20_Emphasis">“AI That Cooks.”</text:span></text:p>
        </text:list-item>
        <text:list-item>
          <text:p text:style-name="P15"><text:span text:style-name="Strong_20_Emphasis">“A Kitchen Revolution.”</text:span></text:p>
        </text:list-item>
        <text:list-item>
          <text:p text:style-name="P15"><text:span text:style-name="Strong_20_Emphasis">“From Recipe to Plate — Automatically.”</text:span></text:p>
        </text:list-item>
      </text:list>
      <text:h text:style-name="P2" text:outline-level="3"><text:span text:style-name="Strong_20_Emphasis">Logo Style (recommended)</text:span></text:h>
      <text:p text:style-name="P4">Clean minimalist outline of a humanoid holding a pan or cooking tool<text:line-break/>Futuristic but friendly<text:line-break/>Color palette:</text:p>
      <text:list text:style-name="L12">
        <text:list-item>
          <text:p text:style-name="P16">Deep blue (trust, technology)</text:p>
        </text:list-item>
        <text:list-item>
          <text:p text:style-name="P16">White (cleanliness, food safety)</text:p>
        </text:list-item>
        <text:list-item>
          <text:p text:style-name="P16">Gold (premium culinary experience)</text:p>
        </text:list-item>
      </text:list>
      <text:p text:style-name="P3"/>
      <text:h text:style-name="P1" text:outline-level="1"><text:span text:style-name="Strong_20_Emphasis">10. Launch Strategy</text:span></text:h>
      <text:h text:style-name="P2" text:outline-level="3"><text:span text:style-name="Strong_20_Emphasis">Phase 1 — PR + Awareness</text:span></text:h>
      <text:list text:style-name="L13">
        <text:list-item>
          <text:p text:style-name="P17">Tech media (WIRED, Verge, TechCrunch)</text:p>
        </text:list-item>
        <text:list-item>
          <text:p text:style-name="P17">Culinary channels (Food Network, Tastemade)</text:p>
        </text:list-item>
        <text:list-item>
          <text:p text:style-name="P17">Robotics conferences</text:p>
        </text:list-item>
        <text:list-item>
          <text:p text:style-name="P17">CES launch demonstration</text:p>
        </text:list-item>
      </text:list>
      <text:h text:style-name="P2" text:outline-level="3"><text:span text:style-name="Strong_20_Emphasis">Phase 2 — Strategic Partnerships</text:span></text:h>
      <text:list text:style-name="L14">
        <text:list-item>
          <text:p text:style-name="P18">Meal kit suppliers</text:p>
        </text:list-item>
        <text:list-item>
          <text:p text:style-name="P18">Major grocery chains</text:p>
        </text:list-item>
        <text:list-item>
          <text:p text:style-name="P18">Celebrity chefs</text:p>
        </text:list-item>
        <text:list-item>
          <text:p text:style-name="P18">Hotels &amp; senior care facilities</text:p>
        </text:list-item>
        <text:list-item>
          <text:p text:style-name="P18">Humane robotics manufacturers</text:p>
        </text:list-item>
      </text:list>
      <text:h text:style-name="P2" text:outline-level="3"><text:span text:style-name="Strong_20_Emphasis">Phase 3 — Pilot Programs</text:span></text:h>
      <text:list text:style-name="L15">
        <text:list-item>
          <text:p text:style-name="P19">Install RoboChef in 50–200 controlled households</text:p>
        </text:list-item>
        <text:list-item>
          <text:p text:style-name="P19">Test 100+ recipes</text:p>
        </text:list-item>
        <text:list-item>
          <text:p text:style-name="P19">Gather real-world AI cooking data</text:p>
        </text:list-item>
      </text:list>
      <text:h text:style-name="P2" text:outline-level="3"><text:span text:style-name="Strong_20_Emphasis">Phase 4 — Consumer Release</text:span></text:h>
      <text:list text:style-name="L16">
        <text:list-item>
          <text:p text:style-name="P20">Start with RoboChef Personal</text:p>
        </text:list-item>
        <text:list-item>
          <text:p text:style-name="P20">Subscription model for AEC packs &amp; recipes</text:p>
        </text:list-item>
        <text:list-item>
          <text:p text:style-name="P20"><text:soft-page-break/>App marketplace for premium recipes</text:p>
        </text:list-item>
      </text:list>
      <text:p text:style-name="P3"/>
      <text:h text:style-name="P1" text:outline-level="1"><text:span text:style-name="Strong_20_Emphasis">11. Financial Model (Simplified)</text:span></text:h>
      <text:h text:style-name="P2" text:outline-level="3"><text:span text:style-name="Strong_20_Emphasis">Multiple Revenue Streams:</text:span></text:h>
      <text:list text:style-name="L17">
        <text:list-item>
          <text:p text:style-name="P21"><text:span text:style-name="Strong_20_Emphasis">Hardware sales</text:span> (humanoid system)</text:p>
        </text:list-item>
        <text:list-item>
          <text:p text:style-name="P21"><text:span text:style-name="Strong_20_Emphasis">AEC code licensing</text:span> (primary recurring revenue)</text:p>
        </text:list-item>
        <text:list-item>
          <text:p text:style-name="P21"><text:span text:style-name="Strong_20_Emphasis">Premium recipe marketplace</text:span></text:p>
        </text:list-item>
        <text:list-item>
          <text:p text:style-name="P21"><text:span text:style-name="Strong_20_Emphasis">Chef royalties</text:span></text:p>
        </text:list-item>
        <text:list-item>
          <text:p text:style-name="P21"><text:span text:style-name="Strong_20_Emphasis">Food supplier partnership fees</text:span></text:p>
        </text:list-item>
        <text:list-item>
          <text:p text:style-name="P21"><text:span text:style-name="Strong_20_Emphasis">Data subscription for restaurants</text:span></text:p>
        </text:list-item>
        <text:list-item>
          <text:p text:style-name="P21"><text:span text:style-name="Strong_20_Emphasis">Maintenance plans</text:span></text:p>
        </text:list-item>
      </text:list>
      <text:p text:style-name="P4">AEC model ensures <text:span text:style-name="Strong_20_Emphasis">long-term profitability</text:span>, even if hardware margins shrink.</text:p>
      <text:p text:style-name="P3"/>
      <text:h text:style-name="P1" text:outline-level="1"><text:span text:style-name="Strong_20_Emphasis">12. Competitive Advantages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>
            <table:table-cell table:style-name="Table2.A1" office:value-type="string">
              <text:p text:style-name="Table_20_Heading">Feature</text:p>
            </table:table-cell>
            <table:table-cell table:style-name="Table2.A1" office:value-type="string">
              <text:p text:style-name="Table_20_Heading">RoboChef</text:p>
            </table:table-cell>
            <table:table-cell table:style-name="Table2.A1" office:value-type="string">
              <text:p text:style-name="Table_20_Heading">Meal Kits</text:p>
            </table:table-cell>
            <table:table-cell table:style-name="Table2.A1" office:value-type="string">
              <text:p text:style-name="Table_20_Heading">Existing Kitchen Robots</text:p>
            </table:table-cell>
          </table:table-row>
        </table:table-header-rows>
        <table:table-row>
          <table:table-cell table:style-name="Table2.A1" office:value-type="string">
            <text:p text:style-name="Table_20_Contents">Fully automated cooking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Works in any kitchen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 (require special hardware)</text:p>
          </table:table-cell>
        </table:table-row>
        <table:table-row>
          <table:table-cell table:style-name="Table2.A1" office:value-type="string">
            <text:p text:style-name="Table_20_Contents">Humanoid dexterity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Recipe marketplace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Encrypted ingredient authorization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❌</text:p>
          </table:table-cell>
        </table:table-row>
        <table:table-row>
          <table:table-cell table:style-name="Table2.A1" office:value-type="string">
            <text:p text:style-name="Table_20_Contents">AI personalization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❌</text:p>
          </table:table-cell>
          <table:table-cell table:style-name="Table2.A1" office:value-type="string">
            <text:p text:style-name="Table_20_Contents">➖ Limited</text:p>
          </table:table-cell>
        </table:table-row>
        <table:table-row>
          <table:table-cell table:style-name="Table2.A1" office:value-type="string">
            <text:p text:style-name="Table_20_Contents">Global scalability</text:p>
          </table:table-cell>
          <table:table-cell table:style-name="Table2.A1" office:value-type="string">
            <text:p text:style-name="Table_20_Contents">✔️</text:p>
          </table:table-cell>
          <table:table-cell table:style-name="Table2.A1" office:value-type="string">
            <text:p text:style-name="Table_20_Contents">➖ Partial</text:p>
          </table:table-cell>
          <table:table-cell table:style-name="Table2.A1" office:value-type="string">
            <text:p text:style-name="Table_20_Contents">❌</text:p>
          </table:table-cell>
        </table:table-row>
      </table:table>
      <text:p text:style-name="P4">RoboChef essentially <text:span text:style-name="Strong_20_Emphasis">creates its own category</text:span>.</text:p>
      <text:p text:style-name="P3"/>
      <text:h text:style-name="P1" text:outline-level="1"><text:span text:style-name="Strong_20_Emphasis">13. Long-Term Vision</text:span></text:h>
      <text:list text:style-name="L18">
        <text:list-item>
          <text:p text:style-name="P22">A RoboChef in every home</text:p>
        </text:list-item>
        <text:list-item>
          <text:p text:style-name="P22">Entire “RoboKitchen” ecosystem: robotic fridge, pantry, dishwasher integration</text:p>
        </text:list-item>
        <text:list-item>
          <text:p text:style-name="P22">AI meal planning for health, fitness, and medical diets</text:p>
        </text:list-item>
        <text:list-item>
          <text:p text:style-name="P22">Household robots for all chores</text:p>
        </text:list-item>
        <text:list-item>
          <text:p text:style-name="P22">Global recipe network powered by AEC</text:p>
        </text:list-item>
        <text:list-item>
          <text:p text:style-name="P22">Chefs earning a living through their recipes, not restaurants</text:p>
        </text:list-item>
      </text:list>
      <text:p text:style-name="P4">RoboChef becomes not just a robot —<text:line-break/><text:span text:style-name="Strong_20_Emphasis">but a new lifestyle and global food platform.</text:span></text:p>
      <text:p text:style-name="P3"/>
      <text:h text:style-name="P1" text:outline-level="1"><text:span text:style-name="Strong_20_Emphasis">14. Closing Message</text:span></text:h>
      <text:p text:style-name="P4">RoboChef is a once-in-a-generation invention.<text:line-break/>It combines:</text:p>
      <text:list text:style-name="L19">
        <text:list-item>
          <text:p text:style-name="P23">Robotics</text:p>
        </text:list-item>
        <text:list-item>
          <text:p text:style-name="P23">AI</text:p>
        </text:list-item>
        <text:list-item>
          <text:p text:style-name="P23">Food technology</text:p>
        </text:list-item>
        <text:list-item>
          <text:p text:style-name="P23">Encryption</text:p>
        </text:list-item>
        <text:list-item>
          <text:p text:style-name="P23"><text:soft-page-break/>Commerce</text:p>
        </text:list-item>
        <text:list-item>
          <text:p text:style-name="P23">Behavioral learning</text:p>
        </text:list-item>
        <text:list-item>
          <text:p text:style-name="P23">Humanoid automation</text:p>
        </text:list-item>
      </text:list>
      <text:p text:style-name="P4">This is the foundation of a <text:span text:style-name="Strong_20_Emphasis">massive new industry</text:span>.</text:p>
      <text:p text:style-name="P4">The world will soon ask:</text:p>
      <text:h text:style-name="P2" text:outline-level="3"><text:span text:style-name="Strong_20_Emphasis">“Do you have a RoboChef at home?”</text:span></text:h>
      <text:p text:style-name="P3"/>
      <text:p text:style-name="P4">If you'd like, I can now prepare:</text:p>
      <text:h text:style-name="P2" text:outline-level="3">✅ Investor Pitch Deck</text:h>
      <text:h text:style-name="P2" text:outline-level="3">✅ Website Landing Page</text:h>
      <text:h text:style-name="P2" text:outline-level="3">✅ Explainer Video Script</text:h>
      <text:h text:style-name="P2" text:outline-level="3">✅ Patent Figures (robot motions, encrypted packages, humanoid workflow)</text:h>
      <text:h text:style-name="P2" text:outline-level="3">✅ Technical System Architecture Diagram</text:h>
      <text:h text:style-name="P2" text:outline-level="3">✅ Press Release for announcement</text:h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chapter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16T17:08:01.833904900</meta:creation-date>
    <dc:date>2025-11-16T17:11:16.026677900</dc:date>
    <meta:editing-duration>PT3M14S</meta:editing-duration>
    <meta:editing-cycles>1</meta:editing-cycles>
    <meta:document-statistic meta:table-count="2" meta:image-count="0" meta:object-count="0" meta:page-count="6" meta:paragraph-count="221" meta:word-count="1148" meta:character-count="7147" meta:non-whitespace-character-count="6297"/>
    <meta:generator>LibreOffice/25.8.2.2$Windows_X86_64 LibreOffice_project/d401f2107ccab8f924a8e2df40f573aab7605b6f</meta:generator>
  </office:meta>
</office:document-meta>
</file>